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5" style:family="graphic" style:parent-style-name="standard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horizontal-align="justify" draw:textarea-vertical-align="middle" draw:auto-grow-height="false" fo:min-height="10.25cm" fo:min-width="9.3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15cm" svg:y1="6cm" svg:x2="14.15cm" svg:y2="1.5cm">
          <text:p/>
        </draw:line>
        <draw:line draw:style-name="gr2" draw:text-style-name="P1" draw:layer="layout" svg:x1="15.904cm" svg:y1="6.6cm" svg:x2="15.904cm" svg:y2="5.4cm">
          <text:p/>
        </draw:line>
        <draw:line draw:style-name="gr3" draw:text-style-name="P1" draw:layer="layout" svg:x1="12.603cm" svg:y1="6cm" svg:x2="15.903cm" svg:y2="6cm">
          <text:p/>
        </draw:line>
        <draw:line draw:style-name="gr1" draw:text-style-name="P1" draw:layer="layout" svg:x1="16.55cm" svg:y1="5cm" svg:x2="16.55cm" svg:y2="1.5cm">
          <text:p/>
        </draw:line>
        <draw:line draw:style-name="gr1" draw:text-style-name="P1" draw:layer="layout" svg:x1="15.944cm" svg:y1="5.609cm" svg:x2="16.563cm" svg:y2="4.99cm">
          <text:p/>
        </draw:line>
        <draw:line draw:style-name="gr1" draw:text-style-name="P1" draw:layer="layout" svg:x1="16.55cm" svg:y1="7.01cm" svg:x2="16.55cm" svg:y2="10.71cm">
          <text:p/>
        </draw:line>
        <draw:line draw:style-name="gr4" draw:text-style-name="P1" draw:layer="layout" svg:x1="15.944cm" svg:y1="6.4cm" svg:x2="16.563cm" svg:y2="7.019cm">
          <text:p/>
        </draw:line>
        <draw:frame draw:style-name="gr5" draw:text-style-name="P2" draw:layer="layout" svg:width="0.749cm" svg:height="0.725cm" svg:x="16.401cm" svg:y="6.363cm">
          <draw:text-box>
            <text:p><text:span text:style-name="T1">E</text:span></text:p>
          </draw:text-box>
        </draw:frame>
        <draw:frame draw:style-name="gr5" draw:text-style-name="P2" draw:layer="layout" svg:width="0.749cm" svg:height="0.725cm" svg:x="16.401cm" svg:y="4.363cm">
          <draw:text-box>
            <text:p><text:span text:style-name="T1">C</text:span></text:p>
          </draw:text-box>
        </draw:frame>
        <draw:frame draw:style-name="gr5" draw:text-style-name="P2" draw:layer="layout" svg:width="0.7cm" svg:height="0.725cm" svg:x="7.25cm" svg:y="5.26cm">
          <draw:text-box>
            <text:p><text:span text:style-name="T1">B</text:span></text:p>
          </draw:text-box>
        </draw:frame>
        <draw:line draw:style-name="gr1" draw:text-style-name="P1" draw:layer="layout" svg:x1="20.4cm" svg:y1="9.81cm" svg:x2="7.7cm" svg:y2="9.81cm">
          <text:p/>
        </draw:line>
        <draw:custom-shape draw:style-name="gr6" draw:text-style-name="P3" draw:layer="layout" svg:width="0.2cm" svg:height="0.2cm" svg:x="7.551cm" svg:y="9.7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5cm" svg:y1="1.51cm" svg:x2="14.15cm" svg:y2="1.51cm">
          <text:p/>
        </draw:line>
        <draw:custom-shape draw:style-name="gr6" draw:text-style-name="P3" draw:layer="layout" svg:width="0.2cm" svg:height="0.2cm" svg:x="20.351cm" svg:y="9.7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20.351cm" svg:y="1.4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R_{\mathrm{C}}$§svg§600§TRUE§</svg:desc>
          <draw:g>
            <draw:path draw:style-name="gr7" draw:text-style-name="P4" draw:layer="layout" svg:width="0.299cm" svg:height="0.294cm" svg:x="16.929cm" svg:y="2.546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7" draw:text-style-name="P4" draw:layer="layout" svg:width="0.198cm" svg:height="0.211cm" svg:x="17.25cm" svg:y="2.689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7" draw:text-style-name="P4" draw:layer="layout" svg:width="0.193cm" svg:height="0.285cm" svg:x="15.129cm" svg:y="6.1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7" draw:text-style-name="P4" draw:layer="layout" svg:width="0.195cm" svg:height="0.2cm" svg:x="15.317cm" svg:y="6.2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20.72cm" svg:y="1.4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7.129cm" svg:y="5.8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8" draw:text-style-name="P1" draw:layer="layout" svg:x1="16.84cm" svg:y1="10.7cm" svg:x2="16.24cm" svg:y2="10.7cm">
          <text:p/>
        </draw:line>
        <draw:line draw:style-name="gr8" draw:text-style-name="P1" draw:layer="layout" svg:x1="16.74cm" svg:y1="10.8cm" svg:x2="16.34cm" svg:y2="10.8cm">
          <text:p/>
        </draw:line>
        <draw:line draw:style-name="gr8" draw:text-style-name="P1" draw:layer="layout" svg:x1="16.64cm" svg:y1="10.9cm" svg:x2="16.44cm" svg:y2="10.9cm">
          <text:p/>
        </draw:line>
        <draw:line draw:style-name="gr1" draw:text-style-name="P1" draw:layer="layout" svg:x1="18.388cm" svg:y1="5.01cm" svg:x2="16.528cm" svg:y2="5.01cm">
          <text:p/>
        </draw:line>
        <draw:custom-shape draw:style-name="gr6" draw:text-style-name="P3" draw:layer="layout" svg:width="0.2cm" svg:height="0.2cm" svg:x="20.339cm" svg:y="4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C}}$§svg§600§TRUE§</svg:desc>
          <draw:g>
            <draw:path draw:style-name="gr7" draw:text-style-name="P4" draw:layer="layout" svg:width="0.193cm" svg:height="0.285cm" svg:x="15.917cm" svg:y="4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7" draw:text-style-name="P4" draw:layer="layout" svg:width="0.198cm" svg:height="0.211cm" svg:x="16.107cm" svg:y="4.1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20.72cm" svg:y="4.8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custom-shape draw:style-name="gr9" draw:text-style-name="P3" draw:layer="layout" svg:width="0.5cm" svg:height="1.2cm" svg:x="16.3cm" svg:y="2.1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45cm" svg:y1="5.3cm" svg:x2="20.45cm" svg:y2="9.6cm">
          <text:p/>
        </draw:line>
        <draw:line draw:style-name="gr10" draw:text-style-name="P1" draw:layer="layout" svg:x1="15.046cm" svg:y1="5.846cm" svg:x2="15.754cm" svg:y2="5.846cm">
          <text:p/>
        </draw:line>
        <draw:line draw:style-name="gr10" draw:text-style-name="P1" draw:layer="layout" svg:x1="16.41cm" svg:y1="3.94cm" svg:x2="16.41cm" svg:y2="4.648cm">
          <text:p/>
        </draw:line>
        <draw:custom-shape draw:style-name="gr9" draw:text-style-name="P3" draw:layer="layout" svg:width="0.5cm" svg:height="1.2cm" svg:x="13.9cm" svg:y="2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V}$§svg§600§TRUE§</svg:desc>
          <draw:g>
            <draw:path draw:style-name="gr7" draw:text-style-name="P4" draw:layer="layout" svg:width="0.298cm" svg:height="0.294cm" svg:x="13.229cm" svg:y="2.55cm" svg:viewBox="0 0 299 295" svg:d="M140 29c2-10 4-15 12-16 4 0 17 0 25 0 30 0 77 0 77 42 0 14-7 43-24 59-11 12-33 25-71 25-15 0-31 0-47 0 10-37 19-74 28-110zM200 143c43-8 92-38 92-80 0-36-37-63-92-63-40 0-80 0-120 0-8 0-12 0-12 8 0 5 4 5 12 5 5 1 9 0 16 1 7 0 11 2 11 6 0 3 0 4-2 9-18 75-37 150-56 224-5 17-5 21-38 21-7 0-11 0-11 8 0 4 3 3 5 4 12 0 42-1 54-1 11 0 40 1 52 1 4 0 9 0 9-9 0-3-4-3-12-3-16 0-27 0-27-9 0-2 0-4 2-7 9-37 18-74 27-111 17 0 34 0 50 0 37 0 46 24 46 38 0 7-4 19-6 29-4 12-7 28-7 36 0 45 50 45 56 45 36 0 50-42 50-48 0-4-3-3-5-4-3 0-4 2-6 6-10 30-28 37-38 37-13 0-17-9-17-25 0-14 3-35 5-48 0-6 1-13 1-19 0-33-27-46-39-51z">
              <text:p/>
            </draw:path>
            <draw:path draw:style-name="gr7" draw:text-style-name="P4" draw:layer="layout" svg:width="0.229cm" svg:height="0.206cm" svg:x="13.553cm" svg:y="2.698cm" svg:viewBox="0 0 230 207" svg:d="M187 36c10-17 20-24 36-25 3 0 7 0 7-6 0-1-1-5-5-5-7 0-16 1-23 1-9 0-21-1-31-1-2 0-6 1-6 7 0 4 5 4 6 4 10 1 12 5 12 8 0 5-2 7-6 12-32 48-64 95-96 142-8-49-17-99-26-149-1-4-1-4-1-5 0-8 17-8 18-8 6 0 9 0 9-6-1-2 0-5-4-5-9 0-30 1-39 1-7 0-25-1-32-1-2 0-6 1-6 7 0 4 4 4 7 4 17 0 17 2 18 9 11 60 22 119 32 178 2 6 2 9 8 9s7-3 9-7c38-55 75-110 113-164z">
              <text:p/>
            </draw:path>
          </draw:g>
        </draw:g>
        <draw:line draw:style-name="gr10" draw:text-style-name="P1" draw:layer="layout" svg:x1="7.65cm" svg:y1="6.293cm" svg:x2="7.65cm" svg:y2="9.593cm">
          <text:p/>
        </draw:line>
        <draw:g>
          <svg:title>TexMaths</svg:title>
          <svg:desc>12§latex§$U_{e}$§svg§600§TRUE§</svg:desc>
          <draw:g>
            <draw:path draw:style-name="gr7" draw:text-style-name="P4" draw:layer="layout" svg:width="0.291cm" svg:height="0.295cm" svg:x="7.831cm" svg:y="7.749cm" svg:viewBox="0 0 292 296" svg:d="M239 44c4-18 12-30 46-31 1 0 7 0 7-8-2-2 0-5-6-5-15 0-29 1-43 1-15 0-30-1-43-1-3 0-9 0-9 8 0 5 5 5 9 5 24 0 28 10 28 18 0 1-1 9-1 10-13 50-25 99-38 149-14 55-62 93-104 93-29 0-52-18-52-56 2-10 0-13 5-32 14-54 27-108 41-163 3-15 5-19 35-19 10 0 14 0 14-8 0-5-5-5-6-5-12 0-42 1-54 1s-42-1-54-1c-3 0-8 0-8 8 0 5 5 5 12 5 1 0 9 0 17 1 7 0 10 2 10 6 0 3-4 21-7 30-3 13-6 25-9 37-4 16-24 96-25 103-4 12-4 18-4 26 0 50 38 80 82 80 53 0 106-48 119-103 13-50 25-99 38-149z">
              <text:p/>
            </draw:path>
            <draw:path draw:style-name="gr7" draw:text-style-name="P4" draw:layer="layout" svg:width="0.125cm" svg:height="0.131cm" svg:x="8.109cm" svg:y="7.969cm" svg:viewBox="0 0 126 132" svg:d="M45 62c9 0 33-1 48-6 22-8 27-22 27-31 0-15-17-25-38-25-34 0-82 26-82 77 0 30 18 55 53 55 50 0 73-29 73-34 0-1-3-5-5-5-3 0-3 2-5 4-23 26-57 26-62 26-18 0-30-12-30-36 0-3 0-9 3-25 6 0 12 0 18 0zM30 54c12-43 44-47 52-47 14 0 24 7 24 18 0 29-49 29-62 29-5 0-9 0-14 0z">
              <text:p/>
            </draw:path>
          </draw:g>
        </draw:g>
        <draw:custom-shape draw:style-name="gr9" draw:text-style-name="P3" draw:layer="layout" svg:width="0.5cm" svg:height="1.2cm" svg:x="16.308cm" svg:y="7.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7" draw:text-style-name="P4" draw:layer="layout" svg:width="0.298cm" svg:height="0.294cm" svg:x="16.938cm" svg:y="8.349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7" draw:text-style-name="P4" draw:layer="layout" svg:width="0.197cm" svg:height="0.199cm" svg:x="17.255cm" svg:y="8.498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line draw:style-name="gr1" draw:text-style-name="P1" draw:layer="layout" svg:x1="18.678cm" svg:y1="5.41cm" svg:x2="18.678cm" svg:y2="4.61cm">
          <text:p/>
        </draw:line>
        <draw:line draw:style-name="gr1" draw:text-style-name="P1" draw:layer="layout" svg:x1="18.378cm" svg:y1="5.41cm" svg:x2="18.378cm" svg:y2="4.61cm">
          <text:p/>
        </draw:line>
        <draw:line draw:style-name="gr1" draw:text-style-name="P1" draw:layer="layout" svg:x1="20.36cm" svg:y1="5.01cm" svg:x2="18.7cm" svg:y2="5.01cm">
          <text:p/>
        </draw:line>
        <draw:line draw:style-name="gr1" draw:text-style-name="P1" draw:layer="layout" svg:x1="12.578cm" svg:y1="6.41cm" svg:x2="12.578cm" svg:y2="5.61cm">
          <text:p/>
        </draw:line>
        <draw:line draw:style-name="gr1" draw:text-style-name="P1" draw:layer="layout" svg:x1="12.278cm" svg:y1="6.41cm" svg:x2="12.278cm" svg:y2="5.61cm">
          <text:p/>
        </draw:line>
        <draw:line draw:style-name="gr3" draw:text-style-name="P1" draw:layer="layout" svg:x1="7.703cm" svg:y1="6cm" svg:x2="12.243cm" svg:y2="6cm">
          <text:p/>
        </draw:line>
        <draw:g>
          <svg:title>TexMaths</svg:title>
          <svg:desc>12§latex§$C_{e}$§svg§600§TRUE§</svg:desc>
          <draw:g>
            <draw:path draw:style-name="gr7" draw:text-style-name="P4" draw:layer="layout" svg:width="0.296cm" svg:height="0.304cm" svg:x="12.23cm" svg:y="5.15cm" svg:viewBox="0 0 297 305" svg:d="M297 5c0-1 0-5-5-5-1 0-1 1-6 5-9 11-19 21-28 32-4-6-24-37-70-37-95 0-188 93-188 190 0 68 49 115 114 115 36 0 68-17 90-37 39-34 46-72 46-73 0-5-3-3-4-5-4 0-5 1-6 5-4 12-14 42-42 66-30 24-57 31-78 31-37 0-82-22-82-88 0-23 9-92 51-141 25-28 64-50 102-50 43 0 68 32 68 81 0 17-1 17-1 21s4 5 6 5c6 0 6-2 7-9 9-35 17-71 26-106z">
              <text:p/>
            </draw:path>
            <draw:path draw:style-name="gr7" draw:text-style-name="P4" draw:layer="layout" svg:width="0.125cm" svg:height="0.132cm" svg:x="12.528cm" svg:y="5.378cm" svg:viewBox="0 0 126 133" svg:d="M46 63c8 0 32-1 47-7 22-7 26-21 26-30 0-16-16-26-36-26-35 0-83 28-83 78 0 30 18 55 53 55 49 0 73-29 73-34 0-1-3-5-5-5s-2 0-5 3c-23 27-57 27-62 27-18 0-30-12-30-36 0-3 0-9 4-25 6 0 12 0 18 0zM30 55c12-43 44-47 53-47 13 0 24 8 24 18 0 29-51 29-63 29-4 0-9 0-14 0z">
              <text:p/>
            </draw:path>
          </draw:g>
        </draw:g>
        <draw:g>
          <svg:title>TexMaths</svg:title>
          <svg:desc>12§latex§$C_{a}$§svg§600§TRUE§</svg:desc>
          <draw:g>
            <draw:path draw:style-name="gr7" draw:text-style-name="P4" draw:layer="layout" svg:width="0.297cm" svg:height="0.304cm" svg:x="18.331cm" svg:y="4.151cm" svg:viewBox="0 0 298 305" svg:d="M298 5c0-1-1-5-5-5-1 0-2 1-7 5-10 11-19 21-29 32-3-6-23-37-69-37-94 0-188 93-188 190 0 68 49 115 114 115 36 0 68-17 89-37 40-34 47-72 47-73 0-5-3-3-5-5-2 0-5 1-6 5-3 12-13 42-42 66-28 24-55 31-77 31-37 0-82-22-82-88 0-23 9-92 51-141 25-28 64-50 102-50 42 0 67 32 67 81 0 17-1 17-1 21s5 5 6 5c6 0 6-2 7-9 9-35 19-71 28-106z">
              <text:p/>
            </draw:path>
            <draw:path draw:style-name="gr7" draw:text-style-name="P4" draw:layer="layout" svg:width="0.149cm" svg:height="0.132cm" svg:x="18.628cm" svg:y="4.379cm" svg:viewBox="0 0 150 133" svg:d="M105 18c-6-10-15-18-30-18-37 0-75 42-75 84 0 28 19 49 44 49 16 0 30-10 42-21 5 17 22 21 30 21 11 0 18-7 23-16 7-12 11-29 11-30 0-3-4-3-5-3-5 0-5 1-7 9-3 15-9 31-21 31-8 0-11-6-11-14 0-5 3-16 5-23 3-8 5-20 7-26 2-8 4-15 5-23 3-7 6-21 6-22 0-8-6-10-9-10-6 0-12 4-15 12zM87 93c-2 9-9 15-15 19-3 3-15 12-28 12-11 0-20-7-20-28 0-16 8-48 14-60 15-23 29-28 37-28 21 0 27 23 27 27-1 1-2 2-2 3-4 19-8 37-13 55z">
              <text:p/>
            </draw:path>
          </draw:g>
        </draw:g>
        <draw:custom-shape draw:style-name="gr11" draw:text-style-name="P5" draw:layer="layout" svg:width="0.2cm" svg:height="0.2cm" svg:x="14.06cm" svg:y="5.9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7.551cm" svg:y="5.9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2cm" svg:x="16.46cm" svg:y="9.7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2cm" svg:x="16.46cm" svg:y="1.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3.769cm" svg:y1="3.158cm" svg:x2="14.653cm" svg:y2="2.274cm">
          <text:p/>
        </draw:line>
        <draw:line draw:style-name="gr3" draw:text-style-name="P1" draw:layer="layout" svg:x1="2.421cm" svg:y1="1.647cm" svg:x2="2.911cm" svg:y2="1.647cm">
          <text:p/>
        </draw:line>
        <draw:line draw:style-name="gr3" draw:text-style-name="P1" draw:layer="layout" svg:x1="4.181cm" svg:y1="1.647cm" svg:x2="4.671cm" svg:y2="1.647cm">
          <text:p/>
        </draw:line>
        <draw:line draw:style-name="gr3" draw:text-style-name="P1" draw:layer="layout" svg:x1="1.958cm" svg:y1="3.264cm" svg:x2="5.148cm" svg:y2="3.264cm">
          <text:p/>
        </draw:line>
        <draw:line draw:style-name="gr1" draw:text-style-name="P1" draw:layer="layout" svg:x1="1.881cm" svg:y1="4.74cm" svg:x2="1.881cm" svg:y2="10.68cm">
          <text:p/>
        </draw:line>
        <draw:line draw:style-name="gr8" draw:text-style-name="P1" draw:layer="layout" svg:x1="2.171cm" svg:y1="10.68cm" svg:x2="1.571cm" svg:y2="10.68cm">
          <text:p/>
        </draw:line>
        <draw:line draw:style-name="gr8" draw:text-style-name="P1" draw:layer="layout" svg:x1="2.071cm" svg:y1="10.78cm" svg:x2="1.671cm" svg:y2="10.78cm">
          <text:p/>
        </draw:line>
        <draw:line draw:style-name="gr8" draw:text-style-name="P1" draw:layer="layout" svg:x1="1.971cm" svg:y1="10.88cm" svg:x2="1.771cm" svg:y2="10.88cm">
          <text:p/>
        </draw:line>
        <draw:custom-shape draw:style-name="gr6" draw:text-style-name="P3" draw:layer="layout" svg:width="0.2cm" svg:height="0.2cm" svg:x="1.782cm" svg:y="3.17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e}$§svg§600§TRUE§</svg:desc>
          <draw:g>
            <draw:path draw:style-name="gr7" draw:text-style-name="P4" draw:layer="layout" svg:width="0.291cm" svg:height="0.295cm" svg:x="1.67cm" svg:y="3.78cm" svg:viewBox="0 0 292 296" svg:d="M239 44c4-18 12-30 46-31 1 0 7 0 7-8-2-2 0-5-6-5-15 0-29 1-43 1-15 0-30-1-43-1-3 0-9 0-9 8 0 5 5 5 9 5 24 0 28 10 28 18 0 1-1 9-1 10-13 50-25 99-38 149-14 55-62 93-104 93-29 0-52-18-52-56 2-10 0-13 5-32 14-54 27-108 41-163 3-15 5-19 35-19 10 0 14 0 14-8 0-5-5-5-6-5-12 0-42 1-54 1s-42-1-54-1c-3 0-8 0-8 8 0 5 5 5 12 5 1 0 9 0 17 1 7 0 10 2 10 6 0 3-4 21-7 30-3 13-6 25-9 37-4 16-24 96-25 103-4 12-4 18-4 26 0 50 38 80 82 80 53 0 106-48 119-103 13-50 25-99 38-149z">
              <text:p/>
            </draw:path>
            <draw:path draw:style-name="gr7" draw:text-style-name="P4" draw:layer="layout" svg:width="0.125cm" svg:height="0.131cm" svg:x="1.948cm" svg:y="4cm" svg:viewBox="0 0 126 132" svg:d="M45 62c9 0 33-1 48-6 22-8 27-22 27-31 0-15-17-25-38-25-34 0-82 26-82 77 0 30 18 55 53 55 50 0 73-29 73-34 0-1-3-5-5-5-3 0-3 2-5 4-23 26-57 26-62 26-18 0-30-12-30-36 0-3 0-9 3-25 6 0 12 0 18 0zM30 54c12-43 44-47 52-47 14 0 24 7 24 18 0 29-49 29-62 29-5 0-9 0-14 0z">
              <text:p/>
            </draw:path>
          </draw:g>
        </draw:g>
        <draw:line draw:style-name="gr1" draw:text-style-name="P1" draw:layer="layout" svg:x1="5.151cm" svg:y1="3.257cm" svg:x2="5.151cm" svg:y2="9.857cm">
          <text:p/>
        </draw:line>
        <draw:line draw:style-name="gr1" draw:text-style-name="P1" draw:layer="layout" svg:x1="5.171cm" svg:y1="9.837cm" svg:x2="1.991cm" svg:y2="9.837cm">
          <text:p/>
        </draw:line>
        <draw:custom-shape draw:style-name="gr9" draw:text-style-name="P3" draw:layer="layout" svg:width="0.5cm" svg:height="1.2cm" draw:transform="rotate (1.5707963267949) translate (2.959cm 3.507cm)">
          <text:p/>
          <draw:enhanced-geometry svg:viewBox="0 0 21600 21600" draw:mirror-horizontal="false" draw:type="rectangle" draw:enhanced-path="M 0 0 L 21600 0 21600 21600 0 21600 0 0 Z N"/>
        </draw:custom-shape>
        <draw:g>
          <svg:title>TexMaths</svg:title>
          <svg:desc>12§latex§$R_{M}$§svg§600§TRUE§</svg:desc>
          <draw:g>
            <draw:path draw:style-name="gr7" draw:text-style-name="P4" draw:layer="layout" svg:width="0.298cm" svg:height="0.294cm" svg:x="3.149cm" svg:y="3.655cm" svg:viewBox="0 0 299 295" svg:d="M140 29c3-10 4-15 12-16 4 0 17 0 25 0 30 0 77 0 77 42 0 14-7 43-23 59-11 12-33 25-72 25-15 0-31 0-46 0 9-37 18-74 27-110zM200 143c43-8 93-38 93-80 0-36-38-63-93-63-40 0-80 0-120 0-8 0-12 0-12 8 0 5 4 5 12 5 5 1 9 0 16 1 7 0 11 2 11 6 0 3 0 4-2 9-18 75-37 150-56 224-3 17-5 20-38 20-7 0-11 0-11 8 0 5 5 5 6 5 11 0 41-1 53-1s40 1 52 1c4 0 9 0 9-9 0-4-4-4-11-4-16 0-28 0-28-8 0-2 0-4 2-7 9-37 18-74 27-111 17 0 34 0 50 0 39 0 46 24 46 38 0 7-4 19-6 29-2 12-7 28-7 36 0 45 51 45 56 45 36 0 50-42 50-48 0-4-3-3-4-4-4 0-5 2-6 4-10 32-28 39-39 39-13 0-16-9-16-25 0-14 3-35 4-48 2-6 2-15 2-19 0-33-28-46-40-51z">
              <text:p/>
            </draw:path>
            <draw:path draw:style-name="gr7" draw:text-style-name="P4" draw:layer="layout" svg:width="0.313cm" svg:height="0.2cm" svg:x="3.472cm" svg:y="3.803cm" svg:viewBox="0 0 314 201" svg:d="M279 24c2-11 2-13 24-13 7 0 11 0 11-6 0-5-4-5-10-5-13 0-26 0-39 0-9 0-9 1-14 6-37 56-75 112-112 167-10-55-20-110-30-165-1-7-1-8-10-8-14 0-28 0-42 0-6 0-10 0-10 7 0 4 3 4 10 4 5 0 6 0 11 1 6 0 7 1 7 4 0 2 0 2-1 7-12 49-25 98-37 147-3 9-7 19-31 20-2 0-6 0-6 6 0 1 0 5 5 5 8 0 20-1 30-1 7 0 24 1 31 1 1 0 6 0 6-7 0-4-4-4-6-4-19 0-19-8-19-12 0-1 0-3 1-7 13-52 26-104 39-157 11 60 21 119 32 178 1 6 1 9 6 9 3 0 6-4 8-7 41-61 82-121 123-182 1 0 1 0 1 0-14 55-27 111-41 166-3 10-3 12-27 12-5 0-8 0-8 6 0 1 0 5 5 5 6 0 12-1 18-1s13 0 19 0c8 0 28 1 37 1 1 0 6 0 6-7 0-4-4-4-10-4-3 0-6 0-11 0-7-1-7-2-7-5 0-2 2-4 2-7 13-51 26-103 39-154z">
              <text:p/>
            </draw:path>
          </draw:g>
        </draw:g>
        <draw:custom-shape draw:style-name="gr13" draw:text-style-name="P5" draw:layer="layout" svg:width="0.2cm" svg:height="0.2cm" svg:x="1.781cm" svg:y="9.7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1.78cm" svg:y="4.5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651cm" svg:y1="1.657cm" svg:x2="4.651cm" svg:y2="3.277cm">
          <text:p/>
        </draw:line>
        <draw:custom-shape draw:style-name="gr13" draw:text-style-name="P5" draw:layer="layout" svg:width="0.2cm" svg:height="0.2cm" svg:x="4.55cm" svg:y="3.1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4.049cm" svg:y="1.5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45cm" svg:y1="1.658cm" svg:x2="2.45cm" svg:y2="3.278cm">
          <text:p/>
        </draw:line>
        <draw:custom-shape draw:style-name="gr13" draw:text-style-name="P5" draw:layer="layout" svg:width="0.2cm" svg:height="0.2cm" svg:x="2.349cm" svg:y="3.1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2.848cm" svg:y="1.54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M}$§svg§600§TRUE§</svg:desc>
          <draw:g>
            <draw:path draw:style-name="gr7" draw:text-style-name="P4" draw:layer="layout" svg:width="0.29cm" svg:height="0.294cm" svg:x="3.28cm" svg:y="1.48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1 80 54 0 106-48 120-103 13-49 25-98 37-148z">
              <text:p/>
            </draw:path>
            <draw:path draw:style-name="gr7" draw:text-style-name="P4" draw:layer="layout" svg:width="0.313cm" svg:height="0.2cm" svg:x="3.56cm" svg:y="1.628cm" svg:viewBox="0 0 314 201" svg:d="M279 24c2-11 2-13 24-13 7 0 11 0 11-6 0-5-4-5-10-5-13 0-26 0-39 0-9 0-9 1-13 6-38 56-76 112-113 167-10-55-20-110-30-165-1-7-1-8-10-8-14 0-28 0-42 0-5 0-9 0-9 7 0 4 2 4 9 4 5 0 6 0 11 1 6 0 7 1 7 4 0 2 0 2-1 7-12 49-24 98-37 147-3 9-7 19-31 20-2 0-6 0-6 6 0 1 0 5 5 5 8 0 20-1 30-1 7 0 24 1 31 1 1 0 6 0 6-7 0-4-4-4-6-4-19 0-19-8-19-12 0-1 0-3 1-7 13-52 26-104 39-157 11 60 21 119 32 178 1 6 1 9 6 9 4 0 7-4 8-7 41-61 82-121 123-182 1 0 1 0 2 0-14 55-28 111-42 166-3 10-3 12-27 12-5 0-8 0-8 6 0 1 0 5 5 5 6 0 12-1 18-1s13 0 19 0c8 0 29 1 37 1 1 0 6 0 6-7 0-4-4-4-10-4-3 0-6 0-10 0-8-1-8-2-8-5 0-2 2-4 2-7 13-51 26-103 39-154z">
              <text:p/>
            </draw:path>
          </draw:g>
        </draw:g>
        <draw:custom-shape draw:style-name="gr9" draw:text-style-name="P3" draw:layer="layout" svg:width="0.5cm" svg:height="1.2cm" svg:x="4.905cm" svg:y="6.25cm">
          <text:p/>
          <draw:enhanced-geometry svg:viewBox="0 0 21600 21600" draw:mirror-horizontal="false" draw:type="rectangle" draw:enhanced-path="M 0 0 L 21600 0 21600 21600 0 21600 0 0 Z N"/>
        </draw:custom-shape>
        <draw:g>
          <svg:title>TexMaths</svg:title>
          <svg:desc>12§latex§$Z_{e}$§svg§600§TRUE§</svg:desc>
          <draw:g>
            <draw:path draw:style-name="gr7" draw:text-style-name="P4" draw:layer="layout" svg:width="0.279cm" svg:height="0.285cm" svg:x="4.335cm" svg:y="6.651cm" svg:viewBox="0 0 280 286" svg:d="M279 10c0-2 1-4 1-6 0-4-2-4-11-4-59 0-118 0-177 0-11 0-11 0-13 8-8 26-15 51-23 76-1 2-1 5-1 6 2 1 0 5 5 5 3 0 5-4 5-5 16-49 38-77 104-77 22 0 45 0 68 0-78 88-156 175-235 262 0 3-2 6-2 8 0 3 4 3 11 3 61 0 122 0 183 0 9 0 9 0 13-8 10-31 19-62 29-92 1-3 2-5 2-8 0-1-2-3-6-3-3 0-3 1-7 9-18 58-38 88-110 88-24 0-48 0-72 0 79-88 157-175 236-262z">
              <text:p/>
            </draw:path>
            <draw:path draw:style-name="gr7" draw:text-style-name="P4" draw:layer="layout" svg:width="0.125cm" svg:height="0.131cm" svg:x="4.617cm" svg:y="6.871cm" svg:viewBox="0 0 126 132" svg:d="M45 62c9 0 33-1 48-6 22-8 27-22 27-31 0-15-17-25-37-25-35 0-83 26-83 77 0 30 18 55 53 55 50 0 73-29 73-34 0-1-3-5-5-5-3 0-3 2-5 4-23 26-57 26-62 26-18 0-30-12-30-36 0-3 0-9 4-25 6 0 11 0 17 0zM30 54c12-43 44-47 53-47 13 0 24 7 24 18 0 29-50 29-63 29-5 0-9 0-14 0z">
              <text:p/>
            </draw:path>
          </draw:g>
        </draw:g>
        <draw:frame draw:style-name="gr14" draw:text-style-name="P6" draw:layer="layout" svg:width="1.25cm" svg:height="0.75cm" svg:x="1.258cm" svg:y="11.3cm">
          <draw:text-box>
            <text:p><text:span text:style-name="T2">(a)</text:span></text:p>
          </draw:text-box>
        </draw:frame>
        <draw:custom-shape draw:style-name="gr15" draw:text-style-name="P1" draw:layer="layout" svg:width="9.9cm" svg:height="10.55cm" svg:x="11.56cm" svg:y="0.75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1" draw:layer="layout" svg:x1="8.521cm" svg:y1="4.397cm" svg:x2="9.011cm" svg:y2="4.397cm">
          <text:p/>
        </draw:line>
        <draw:line draw:style-name="gr3" draw:text-style-name="P1" draw:layer="layout" svg:x1="10.281cm" svg:y1="4.397cm" svg:x2="10.771cm" svg:y2="4.397cm">
          <text:p/>
        </draw:line>
        <draw:custom-shape draw:style-name="gr9" draw:text-style-name="P3" draw:layer="layout" svg:width="0.5cm" svg:height="1.2cm" draw:transform="rotate (1.5707963267949) translate (9.059cm 6.257cm)">
          <text:p/>
          <draw:enhanced-geometry svg:viewBox="0 0 21600 21600" draw:mirror-horizontal="false" draw:type="rectangle" draw:enhanced-path="M 0 0 L 21600 0 21600 21600 0 21600 0 0 Z N"/>
        </draw:custom-shape>
        <draw:g>
          <svg:title>TexMaths</svg:title>
          <svg:desc>12§latex§$R_{M}$§svg§600§TRUE§</svg:desc>
          <draw:g>
            <draw:path draw:style-name="gr7" draw:text-style-name="P4" draw:layer="layout" svg:width="0.298cm" svg:height="0.294cm" svg:x="9.249cm" svg:y="6.405cm" svg:viewBox="0 0 299 295" svg:d="M140 29c3-10 4-15 12-16 4 0 17 0 25 0 30 0 77 0 77 42 0 14-7 43-23 59-11 12-33 25-72 25-15 0-31 0-46 0 9-37 18-74 27-110zM200 143c43-8 93-38 93-80 0-36-38-63-93-63-40 0-80 0-120 0-8 0-12 0-12 8 0 5 4 5 12 5 5 1 9 0 16 1 7 0 11 2 11 6 0 3 0 4-2 9-18 75-37 150-56 224-3 17-5 20-38 20-7 0-11 0-11 8 0 5 5 5 6 5 11 0 41-1 53-1s40 1 52 1c4 0 9 0 9-9 0-4-4-4-11-4-16 0-28 0-28-8 0-2 0-4 2-7 9-37 18-74 27-111 17 0 34 0 50 0 39 0 46 24 46 38 0 7-4 19-6 29-2 12-7 28-7 36 0 45 51 45 56 45 36 0 50-42 50-48 0-4-3-3-4-4-4 0-5 2-6 4-10 32-28 39-39 39-13 0-16-9-16-25 0-14 3-35 4-48 2-6 2-15 2-19 0-33-28-46-40-51z">
              <text:p/>
            </draw:path>
            <draw:path draw:style-name="gr7" draw:text-style-name="P4" draw:layer="layout" svg:width="0.313cm" svg:height="0.2cm" svg:x="9.572cm" svg:y="6.553cm" svg:viewBox="0 0 314 201" svg:d="M279 24c2-11 2-13 24-13 7 0 11 0 11-6 0-5-4-5-10-5-13 0-26 0-39 0-9 0-9 1-14 6-37 56-75 112-112 167-10-55-20-110-30-165-1-7-1-8-10-8-14 0-28 0-42 0-6 0-10 0-10 7 0 4 3 4 10 4 5 0 6 0 11 1 6 0 7 1 7 4 0 2 0 2-1 7-12 49-25 98-37 147-3 9-7 19-31 20-2 0-6 0-6 6 0 1 0 5 5 5 8 0 20-1 30-1 7 0 24 1 31 1 1 0 6 0 6-7 0-4-4-4-6-4-19 0-19-8-19-12 0-1 0-3 1-7 13-52 26-104 39-157 11 60 21 119 32 178 1 6 1 9 6 9 3 0 6-4 8-7 41-61 82-121 123-182 1 0 1 0 1 0-14 55-27 111-41 166-3 10-3 12-27 12-5 0-8 0-8 6 0 1 0 5 5 5 6 0 12-1 18-1s13 0 19 0c8 0 28 1 37 1 1 0 6 0 6-7 0-4-4-4-10-4-3 0-6 0-11 0-7-1-7-2-7-5 0-2 2-4 2-7 13-51 26-103 39-154z">
              <text:p/>
            </draw:path>
          </draw:g>
        </draw:g>
        <draw:line draw:style-name="gr1" draw:text-style-name="P1" draw:layer="layout" svg:x1="10.751cm" svg:y1="4.407cm" svg:x2="10.751cm" svg:y2="6.027cm">
          <text:p/>
        </draw:line>
        <draw:custom-shape draw:style-name="gr13" draw:text-style-name="P5" draw:layer="layout" svg:width="0.2cm" svg:height="0.2cm" svg:x="10.65cm" svg:y="5.89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10.149cm" svg:y="4.2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5cm" svg:y1="4.408cm" svg:x2="8.55cm" svg:y2="6.028cm">
          <text:p/>
        </draw:line>
        <draw:custom-shape draw:style-name="gr13" draw:text-style-name="P5" draw:layer="layout" svg:width="0.2cm" svg:height="0.2cm" svg:x="8.449cm" svg:y="5.8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8.948cm" svg:y="4.2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M}$§svg§600§TRUE§</svg:desc>
          <draw:g>
            <draw:path draw:style-name="gr7" draw:text-style-name="P4" draw:layer="layout" svg:width="0.29cm" svg:height="0.294cm" svg:x="9.38cm" svg:y="4.23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1 80 54 0 106-48 120-103 13-49 25-98 37-148z">
              <text:p/>
            </draw:path>
            <draw:path draw:style-name="gr7" draw:text-style-name="P4" draw:layer="layout" svg:width="0.313cm" svg:height="0.2cm" svg:x="9.66cm" svg:y="4.378cm" svg:viewBox="0 0 314 201" svg:d="M279 24c2-11 2-13 24-13 7 0 11 0 11-6 0-5-4-5-10-5-13 0-26 0-39 0-9 0-9 1-13 6-38 56-76 112-113 167-10-55-20-110-30-165-1-7-1-8-10-8-14 0-28 0-42 0-5 0-9 0-9 7 0 4 2 4 9 4 5 0 6 0 11 1 6 0 7 1 7 4 0 2 0 2-1 7-12 49-24 98-37 147-3 9-7 19-31 20-2 0-6 0-6 6 0 1 0 5 5 5 8 0 20-1 30-1 7 0 24 1 31 1 1 0 6 0 6-7 0-4-4-4-6-4-19 0-19-8-19-12 0-1 0-3 1-7 13-52 26-104 39-157 11 60 21 119 32 178 1 6 1 9 6 9 4 0 7-4 8-7 41-61 82-121 123-182 1 0 1 0 2 0-14 55-28 111-42 166-3 10-3 12-27 12-5 0-8 0-8 6 0 1 0 5 5 5 6 0 12-1 18-1s13 0 19 0c8 0 29 1 37 1 1 0 6 0 6-7 0-4-4-4-10-4-3 0-6 0-10 0-8-1-8-2-8-5 0-2 2-4 2-7 13-51 26-103 39-154z">
              <text:p/>
            </draw:path>
          </draw:g>
        </draw:g>
        <draw:g>
          <svg:title>TexMaths</svg:title>
          <svg:desc>12§latex§$Z_{e}$§svg§600§TRUE§</svg:desc>
          <draw:g>
            <draw:path draw:style-name="gr7" draw:text-style-name="P4" draw:layer="layout" svg:width="0.279cm" svg:height="0.285cm" svg:x="11.835cm" svg:y="1.051cm" svg:viewBox="0 0 280 286" svg:d="M279 10c0-2 1-4 1-6 0-4-2-4-11-4-59 0-118 0-177 0-11 0-11 0-13 8-8 26-15 51-23 76-1 2-1 5-1 6 2 1 0 5 5 5 3 0 5-4 5-5 16-49 38-77 104-77 22 0 45 0 68 0-78 88-156 175-235 262 0 3-2 6-2 8 0 3 4 3 11 3 61 0 122 0 183 0 9 0 9 0 13-8 10-31 19-62 29-92 1-3 2-5 2-8 0-1-2-3-6-3-3 0-3 1-7 9-18 58-38 88-110 88-24 0-48 0-72 0 79-88 157-175 236-262z">
              <text:p/>
            </draw:path>
            <draw:path draw:style-name="gr7" draw:text-style-name="P4" draw:layer="layout" svg:width="0.125cm" svg:height="0.131cm" svg:x="12.117cm" svg:y="1.271cm" svg:viewBox="0 0 126 132" svg:d="M45 62c9 0 33-1 48-6 22-8 27-22 27-31 0-15-17-25-37-25-35 0-83 26-83 77 0 30 18 55 53 55 50 0 73-29 73-34 0-1-3-5-5-5-3 0-3 2-5 4-23 26-57 26-62 26-18 0-30-12-30-36 0-3 0-9 4-25 6 0 11 0 17 0zM30 54c12-43 44-47 53-47 13 0 24 7 24 18 0 29-50 29-63 29-5 0-9 0-14 0z">
              <text:p/>
            </draw:path>
          </draw:g>
        </draw:g>
        <draw:frame draw:style-name="gr14" draw:text-style-name="P6" draw:layer="layout" svg:width="1.25cm" svg:height="0.75cm" svg:x="7.458cm" svg:y="11.3cm">
          <draw:text-box>
            <text:p><text:span text:style-name="T2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8T11:39:47.464914213</dc:date>
    <meta:editing-duration>PT22H50M20S</meta:editing-duration>
    <meta:editing-cycles>72</meta:editing-cycles>
    <meta:generator>LibreOffice/7.3.7.2$Linux_X86_64 LibreOffice_project/30$Build-2</meta:generator>
    <meta:document-statistic meta:object-count="139"/>
  </office:meta>
</office:document-meta>
</file>